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fo:font-size="20pt" style:text-underline-style="solid" style:text-underline-width="auto" style:text-underline-color="font-color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use-window-font-color="true" fo:font-size="15pt" fo:font-style="italic" style:text-underline-style="none" style:font-size-asian="15pt" style:font-style-asian="italic" style:font-size-complex="15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66cc" fo:font-size="16pt" fo:font-style="italic" style:text-underline-style="none" style:font-size-asian="16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9900" fo:font-size="14pt" fo:font-style="italic" style:text-underline-style="none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color="#0066cc" fo:font-size="14pt" fo:font-style="italic" style:text-underline-style="none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cc0000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4pt" fo:font-style="normal" style:text-underline-style="none" style:font-size-asian="14pt" style:font-style-asian="normal" style:font-size-complex="14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:</text:p>
      <text:p text:style-name="P1"/>
      <text:p text:style-name="P1">Bidule Photographie</text:p>
      <text:p text:style-name="P1"/>
      <text:p text:style-name="P8">Descriptions du sites et fonctionnalités :</text:p>
      <text:p text:style-name="P4">Site vitrine pour un photographe.</text:p>
      <text:p text:style-name="P4"/>
      <text:p text:style-name="P6">Fonctionnalité à destination de l'utilisateur :</text:p>
      <text:p text:style-name="P5">Contacter le photographe via un formulaire de contact.</text:p>
      <text:p text:style-name="P5"/>
      <text:p text:style-name="P6">Fonctionnalité à destination de l'admin :</text:p>
      <text:p text:style-name="P5">se connecter.</text:p>
      <text:p text:style-name="P5">Créer de nouvelle catégorie</text:p>
      <text:p text:style-name="P5">charger/modifier/supprimer des photos dans le site.</text:p>
      <text:p text:style-name="P6"/>
      <text:p text:style-name="P6">Nombre de page et leur description :</text:p>
      <text:p text:style-name="P10">Page d'acceuil :</text:p>
      <text:p text:style-name="P4">Photo de fond chargé depuis la base de donnée.</text:p>
      <text:p text:style-name="P4">Barre de navigation qui mène vers :</text:p>
      <text:p text:style-name="P4">La gallerie photo.</text:p>
      <text:p text:style-name="P4">Une page à propos.</text:p>
      <text:p text:style-name="P4">La page de contact.</text:p>
      <text:p text:style-name="P4">Une page Info.</text:p>
      <text:p text:style-name="P4"/>
      <text:p text:style-name="P11">La gallerie d'album:</text:p>
      <text:p text:style-name="P9">Contient toutes les albums.</text:p>
      <text:p text:style-name="P9"/>
      <text:p text:style-name="P11">La gallerie photo:</text:p>
      <text:p text:style-name="P9">Contient toutes les photos de l'albums sélectionné.</text:p>
      <text:p text:style-name="P4">Un dossier admin.</text:p>
      <text:p text:style-name="P4"/>
      <text:p text:style-name="P11">La page à propos:</text:p>
      <text:p text:style-name="P9">Présentation du photographe.</text:p>
      <text:p text:style-name="P9"/>
      <text:p text:style-name="P12">La page de contact:</text:p>
      <text:p text:style-name="P9">Formulaire de contact qui stocke le message dans une messagerie privée</text:p>
      <text:p text:style-name="P9">sur la page admin.</text:p>
      <text:p text:style-name="P9"/>
      <text:p text:style-name="P7">Une page info:</text:p>
      <text:p text:style-name="P9">Permet de suivre les actualités du photographe.</text:p>
      <text:p text:style-name="P9">Expo, projet ect.</text:p>
      <text:p text:style-name="P4"/>
      <text:p text:style-name="P4"/>
      <text:p text:style-name="P13">BACK OFFICE :</text:p>
      <text:p text:style-name="P13"/>
      <text:p text:style-name="P14">Page d'acceuil:</text:p>
      <text:p text:style-name="P14">Connection.</text:p>
      <text:p text:style-name="P14"/>
      <text:p text:style-name="P14">Une fois connecté :</text:p>
      <text:p text:style-name="P14">Auto direction vers la page proposant différente option:</text:p>
      <text:p text:style-name="P14"/>
      <text:p text:style-name="P14">Créer/modifier/supprimer une catégrie.</text:p>
      <text:p text:style-name="P14"/>
      <text:p text:style-name="P14">Créer/modifer/supprimer un album.</text:p>
      <text:p text:style-name="P14"/>
      <text:p text:style-name="P14">Cliquer sur album mène une page pour:</text:p>
      <text:p text:style-name="P14">Ajouter/modifier/supprimer des photos.</text:p>
      <text:p text:style-name="P4"/>
      <text:p text:style-name="P4">Modifier/Supprimer contenu page about.</text:p>
      <text:p text:style-name="P4"/>
      <text:p text:style-name="P4">Modifier/Supprimer contenu page actualité.</text:p>
      <text:p text:style-name="P4"/>
      <text:p text:style-name="P4">Lien vers une page mail interne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32M4S</meta:editing-duration>
    <meta:editing-cycles>5</meta:editing-cycles>
    <meta:generator>OpenOffice/4.1.7$Win32 OpenOffice.org_project/417m1$Build-9800</meta:generator>
    <dc:date>2022-07-02T19:07:21.02</dc:date>
    <dc:creator>Yoan Sabatier</dc:creator>
    <meta:document-statistic meta:table-count="0" meta:image-count="0" meta:object-count="0" meta:page-count="2" meta:paragraph-count="43" meta:word-count="196" meta:character-count="1284"/>
    <meta:user-defined meta:name="Info 1"/>
    <meta:user-defined meta:name="Info 2"/>
    <meta:user-defined meta:name="Info 3"/>
    <meta:user-defined meta:name="Info 4"/>
  </office:meta>
</office:document-meta>
</file>